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6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7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8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P18" style:family="paragraph" style:parent-style-name="Standard">
      <style:paragraph-properties style:writing-mode="lr-tb"/>
      <style:text-properties fo:color="#000080" fo:font-size="10.5pt" style:font-size-asian="10.5pt" style:font-size-complex="10.5pt"/>
    </style:style>
    <style:style style:name="P19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20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21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P22" style:family="paragraph" style:parent-style-name="Standard">
      <style:paragraph-properties style:writing-mode="lr-tb"/>
      <style:text-properties fo:font-size="10.5pt" style:font-size-asian="10.5pt" style:font-size-complex="10.5pt"/>
    </style:style>
    <style:style style:name="P23" style:family="paragraph" style:parent-style-name="Standard">
      <style:paragraph-properties style:text-autospace="ideograph-alpha" style:writing-mode="lr-tb"/>
      <style:text-properties fo:font-size="10.5pt" style:font-size-asian="10.5pt" style:font-size-complex="10.5pt"/>
    </style:style>
    <style:style style:name="P24" style:family="paragraph" style:parent-style-name="Standard">
      <style:paragraph-properties style:writing-mode="lr-tb"/>
      <style:text-properties fo:font-size="10.5pt" fo:language="en" fo:country="GB" style:font-size-asian="10.5pt" style:font-size-complex="10.5pt"/>
    </style:style>
    <style:style style:name="P25" style:family="paragraph" style:parent-style-name="Standard">
      <style:paragraph-properties style:text-autospace="ideograph-alpha" style:writing-mode="lr-tb"/>
      <style:text-properties fo:font-size="10.5pt" fo:language="en" fo:country="GB" style:font-size-asian="10.5pt" style:font-size-complex="10.5pt"/>
    </style:style>
    <style:style style:name="P26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7" style:family="paragraph" style:parent-style-name="Standard">
      <style:paragraph-properties style:text-autospace="ideograph-alpha" style:writing-mode="lr-tb"/>
      <style:text-properties fo:color="#000000" fo:font-size="10.5pt" style:font-size-asian="10.5pt" style:font-size-complex="10.5pt"/>
    </style:style>
    <style:style style:name="P28" style:family="paragraph" style:parent-style-name="Standard">
      <style:paragraph-properties style:text-autospace="ideograph-alpha" style:writing-mode="lr-tb"/>
      <style:text-properties fo:color="#000000" fo:font-size="10.5pt" fo:language="en" fo:country="GB" style:font-size-asian="10.5pt" style:font-size-complex="10.5pt"/>
    </style:style>
    <style:style style:name="P29" style:family="paragraph" style:parent-style-name="Standard">
      <style:paragraph-properties style:writing-mode="lr-tb"/>
      <style:text-properties fo:color="#800000" fo:font-size="10.5pt" style:font-size-asian="10.5pt" style:font-size-complex="10.5pt"/>
    </style:style>
    <style:style style:name="P30" style:family="paragraph" style:parent-style-name="Standard">
      <style:paragraph-properties style:text-autospace="ideograph-alpha" style:writing-mode="lr-tb"/>
      <style:text-properties fo:color="#800000" fo:font-size="10.5pt" style:font-size-asian="10.5pt" style:font-size-complex="10.5pt"/>
    </style:style>
    <style:style style:name="P31" style:family="paragraph" style:parent-style-name="Standard">
      <style:paragraph-properties fo:margin-left="1.251cm" fo:margin-right="0cm" fo:text-indent="0cm" style:auto-text-indent="false" style:writing-mode="lr-tb"/>
      <style:text-properties fo:font-size="11pt" fo:font-weight="bold" style:font-size-asian="11pt" style:font-size-complex="11pt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83caff" fo:font-size="10.5pt" style:font-size-asian="10.5pt" style:font-size-complex="10.5pt"/>
    </style:style>
    <style:style style:name="P34" style:family="paragraph" style:parent-style-name="Standard">
      <style:paragraph-properties fo:margin-left="2.501cm" fo:margin-right="0cm" fo:text-indent="0cm" style:auto-text-indent="false" style:writing-mode="lr-tb"/>
      <style:text-properties fo:font-size="11pt" style:font-size-asian="11pt" style:font-size-complex="11pt"/>
    </style:style>
    <style:style style:name="P35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bold" style:font-size-asian="11pt" style:font-size-complex="11pt"/>
    </style:style>
    <style:style style:name="P36" style:family="paragraph" style:parent-style-name="Standard">
      <style:paragraph-properties fo:margin-left="2.501cm" fo:margin-right="0cm" fo:text-indent="0cm" style:auto-text-indent="fals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2.501cm" fo:margin-right="0cm" fo:text-indent="0cm" style:auto-text-indent="false" style:writing-mode="lr-tb"/>
      <style:text-properties fo:color="#000000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Standard">
      <style:paragraph-properties style:writing-mode="lr-tb"/>
      <style:text-properties fo:color="#000080" style:font-name="Thorndale AMT" fo:font-size="10.5pt" style:font-size-asian="10.5pt" style:font-size-complex="10.5pt"/>
    </style:style>
    <style:style style:name="P40" style:family="paragraph" style:parent-style-name="Standard">
      <style:paragraph-properties style:writing-mode="lr-tb"/>
      <style:text-properties fo:color="#99284c" style:font-name="Thorndale AMT" fo:font-size="10.5pt" style:font-size-asian="10.5pt" style:font-size-complex="10.5pt"/>
    </style:style>
    <style:style style:name="P41" style:family="paragraph" style:parent-style-name="Standard">
      <style:paragraph-properties style:writing-mode="lr-tb"/>
      <style:text-properties fo:color="#99284c" fo:font-size="10.5pt" style:font-size-asian="10.5pt" style:font-size-complex="10.5pt"/>
    </style:style>
    <style:style style:name="P42" style:family="paragraph" style:parent-style-name="Standard">
      <style:paragraph-properties style:writing-mode="lr-tb"/>
      <style:text-properties fo:color="#99284c" style:font-name="Thorndale AMT1" fo:font-size="10.5pt" style:font-size-asian="10.5pt" style:font-size-complex="10.5pt"/>
    </style:style>
    <style:style style:name="P43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style:use-window-font-color="true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0pt" fo:language="en" fo:country="GB" style:text-underline-style="solid" style:text-underline-width="auto" style:text-underline-color="font-color" fo:font-weight="normal" style:font-name-asian="Courier" style:font-size-asian="10pt" style:font-weight-asian="normal" style:font-name-complex="Courier" style:font-size-complex="10pt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 style:text-autospace="ideograph-alpha" style:writing-mode="lr-tb"/>
      <style:text-properties fo:color="#0000ff" style:font-name="Times New Roman" fo:font-size="12pt" fo:language="en" fo:country="GB" style:text-underline-style="solid" style:text-underline-width="auto" style:text-underline-color="font-color" fo:font-weight="normal" style:font-name-asian="Courier" style:font-size-asian="12pt" style:font-weight-asian="normal" style:font-name-complex="Courier" style:font-size-complex="12pt" style:font-weight-complex="normal"/>
    </style:style>
    <style:style style:name="P47" style:family="paragraph" style:parent-style-name="Standard">
      <style:paragraph-properties fo:margin-left="1.251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5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>
      <style:text-properties fo:color="#0000ff"/>
    </style:style>
    <style:style style:name="P52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8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00f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ff"/>
    </style:style>
    <style:style style:name="T10" style:family="text">
      <style:text-properties fo:color="#0000ff"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DejaVu Sans"/>
    </style:style>
    <style:style style:name="T14" style:family="text">
      <style:text-properties style:font-name="Thorndale AMT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text:tracked-changes>
        <text:changed-region text:id="ct176764632">
          <text:deletion>
            <office:change-info>
              <dc:creator>Hector </dc:creator>
              <dc:date>2010-01-25T20:56:00</dc:date>
            </office:change-info>
            <text:p text:style-name="P1">Especificación formal de los aspectos sintácticos del lenguaje. </text:p>
            <text:p text:style-name="P2"/>
          </text:deletion>
        </text:changed-region>
        <text:changed-region text:id="ct177216512">
          <text:deletion>
            <office:change-info>
              <dc:creator>Hector </dc:creator>
              <dc:date>2010-01-25T20:56:00</dc:date>
            </office:change-info>
            <text:p text:style-name="P3"><text:span text:style-name="T1"><text:s/></text:span></text:p>
          </text:deletion>
        </text:changed-region>
        <text:changed-region text:id="ct17722912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77227240">
          <text:format-change>
            <office:change-info>
              <dc:creator>Hector </dc:creator>
              <dc:date>2010-01-25T20:56:00</dc:date>
            </office:change-info>
          </text:format-change>
        </text:changed-region>
        <text:changed-region text:id="ct176968080">
          <text:deletion>
            <office:change-info>
              <dc:creator>Hector </dc:creator>
              <dc:date>2010-01-25T20:55:00</dc:date>
            </office:change-info>
            <text:p text:style-name="P4">Formalización de la sintaxis del lenguaje utilizando una gramática incontextual. Dicha gramática debe representar de manera natural las prioridades y la asociatividad de los operadores.</text:p>
          </text:deletion>
        </text:changed-region>
        <text:changed-region text:id="ct177227024">
          <text:deletion>
            <office:change-info>
              <dc:creator>Hector </dc:creator>
              <dc:date>2010-01-25T20:56:00</dc:date>
            </office:change-info>
            <text:p text:style-name="P4"/>
            <text:p text:style-name="P4"/>
          </text:deletion>
        </text:changed-region>
        <text:changed-region text:id="ct17696901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7228424">
          <text:deletion>
            <office:change-info>
              <dc:creator>ruben </dc:creator>
              <dc:date>2010-03-07T15:01:00</dc:date>
            </office:change-info>
            <text:p text:style-name="Standard"/>
          </text:deletion>
        </text:changed-region>
        <text:changed-region text:id="ct176968800">
          <text:insertion>
            <office:change-info>
              <dc:creator>ruben </dc:creator>
              <dc:date>2010-03-07T15:01:00</dc:date>
            </office:change-info>
          </text:insertion>
        </text:changed-region>
        <text:changed-region text:id="ct177228080">
          <text:insertion>
            <office:change-info>
              <dc:creator>ruben </dc:creator>
              <dc:date>2010-03-07T15:02:00</dc:date>
            </office:change-info>
          </text:insertion>
        </text:changed-region>
        <text:changed-region text:id="ct176969912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6969288">
          <text:insertion>
            <office:change-info>
              <dc:creator>ruben </dc:creator>
              <dc:date>2010-03-07T15:44:00</dc:date>
            </office:change-info>
          </text:insertion>
        </text:changed-region>
        <text:changed-region text:id="ct177219768">
          <text:format-change>
            <office:change-info>
              <dc:creator>ruben </dc:creator>
              <dc:date>2010-03-07T15:44:00</dc:date>
            </office:change-info>
          </text:format-change>
        </text:changed-region>
        <text:changed-region text:id="ct177192264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-1350923216">
          <text:format-change>
            <office:change-info>
              <dc:creator>ruben </dc:creator>
              <dc:date>2010-03-08T09:58:00</dc:date>
            </office:change-info>
          </text:format-change>
        </text:changed-region>
        <text:changed-region text:id="ct-1351124688">
          <text:insertion>
            <office:change-info>
              <dc:creator>ruben </dc:creator>
              <dc:date>2010-03-08T09:58:00</dc:date>
            </office:change-info>
          </text:insertion>
        </text:changed-region>
        <text:changed-region text:id="ct-1345959376">
          <text:format-change>
            <office:change-info>
              <dc:creator>ruben </dc:creator>
              <dc:date>2010-03-08T09:58:00</dc:date>
            </office:change-info>
          </text:format-change>
        </text:changed-region>
        <text:changed-region text:id="ct-1346098224">
          <text:insertion>
            <office:change-info>
              <dc:creator>ruben </dc:creator>
              <dc:date>2010-03-08T09:58:00</dc:date>
            </office:change-info>
          </text:insertion>
        </text:changed-region>
        <text:changed-region text:id="ct177016680">
          <text:deletion>
            <office:change-info>
              <dc:creator>ruben </dc:creator>
              <dc:date>2010-03-07T10:17:00</dc:date>
            </office:change-info>
            <text:p text:style-name="P5"/>
            <text:p text:style-name="P6"/>
          </text:deletion>
        </text:changed-region>
        <text:changed-region text:id="ct177207256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7207352">
          <text:deletion>
            <office:change-info>
              <dc:creator>ruben </dc:creator>
              <dc:date>2010-03-07T12:10:00</dc:date>
            </office:change-info>
            <text:p text:style-name="P7"><text:span text:style-name="T2">id</text:span></text:p>
          </text:deletion>
        </text:changed-region>
        <text:changed-region text:id="ct177206776">
          <text:insertion>
            <office:change-info>
              <dc:creator>ruben </dc:creator>
              <dc:date>2010-03-07T12:10:00</dc:date>
            </office:change-info>
          </text:insertion>
        </text:changed-region>
        <text:changed-region text:id="ct177219104">
          <text:insertion>
            <office:change-info>
              <dc:creator>ruben </dc:creator>
              <dc:date>2010-03-07T10:11:00</dc:date>
            </office:change-info>
          </text:insertion>
        </text:changed-region>
        <text:changed-region text:id="ct177207800">
          <text:deletion>
            <office:change-info>
              <dc:creator>ruben </dc:creator>
              <dc:date>2010-03-07T10:11:00</dc:date>
            </office:change-info>
            <text:p text:style-name="P8">OpNiv4 → not</text:p>
            <text:p text:style-name="P9">OpNiv4 → -</text:p>
            <text:p text:style-name="P9">OpNiv4 → (float)</text:p>
            <text:p text:style-name="P9">OpNiv4 → (int)</text:p>
            <text:p text:style-name="P9">OpNiv4 → (nat)</text:p>
            <text:p text:style-name="P8">OpNiv4 → (char)</text:p>
            <text:p text:style-name="P8">OpNiv3 → &gt;&gt;</text:p>
            <text:p text:style-name="P9">OpNiv3 → &lt;&lt;</text:p>
            <text:p text:style-name="P10"/>
            <text:p text:style-name="P8">OpNiv2 → *</text:p>
            <text:p text:style-name="P11">OpNiv2 → /</text:p>
            <text:p text:style-name="P11">OpNiv2 → %</text:p>
            <text:p text:style-name="P11">OpNiv2 → and</text:p>
            <text:p text:style-name="P10"/>
            <text:p text:style-name="P8">OpNiv1 → +</text:p>
            <text:p text:style-name="P11">OpNiv1 → -</text:p>
            <text:p text:style-name="P11">OpNiv1 → or</text:p>
            <text:p text:style-name="P10"/>
            <text:p text:style-name="P8">OpNiv0 → &lt;</text:p>
            <text:p text:style-name="P11">OpNiv0 → &gt;<text:tab/></text:p>
            <text:p text:style-name="P11">OpNiv0 → &lt;=<text:tab/></text:p>
            <text:p text:style-name="P11">OpNiv0 → &gt;=</text:p>
            <text:p text:style-name="P11">OpNiv0 → =</text:p>
            <text:p text:style-name="P11">OpNiv0 → =/=</text:p>
            <text:p text:style-name="P10"/>
            <text:p text:style-name="P10"/>
            <text:p text:style-name="P11">Literal → litCha</text:p>
            <text:p text:style-name="P10"/>
          </text:deletion>
        </text:changed-region>
        <text:changed-region text:id="ct177207704">
          <text:deletion>
            <office:change-info>
              <dc:creator>Hector </dc:creator>
              <dc:date>2010-01-23T16:21:00</dc:date>
            </office:change-info>
            <text:p text:style-name="P10">Boo</text:p>
          </text:deletion>
        </text:changed-region>
        <text:changed-region text:id="ct177211192">
          <text:deletion>
            <office:change-info>
              <dc:creator>ruben </dc:creator>
              <dc:date>2010-03-07T10:11:00</dc:date>
            </office:change-info>
            <text:p text:style-name="P10"><text:span text:style-name="T3">True</text:span></text:p>
            <text:p text:style-name="P8">Litera → litFalseLiteral → id</text:p>
            <text:p text:style-name="P11">Literal → litNat</text:p>
            <text:p text:style-name="P11">Literal → litFlo</text:p>
            <text:p text:style-name="P8">Literal → lit</text:p>
            <text:p text:style-name="P8">ExpresiónNiv4 → OpNiv4 ExpresiónNiv4</text:p>
            <text:p text:style-name="P11">ExpresiónNiv4 → | Expresión |</text:p>
            <text:p text:style-name="P11">ExpresiónNiv4 → ( Expresión )</text:p>
            <text:p text:style-name="P11">ExpresiónNiv4 → Literal</text:p>
            <text:p text:style-name="P8"/>
            <text:p text:style-name="P8">ExpresiónNiv3 → ExpresionNiv4 OpNiv3 ExpresiónNiv3</text:p>
            <text:p text:style-name="P11">ExpresiónNiv3 → ExpresiónNiv4</text:p>
            <text:p text:style-name="P8"/>
            <text:p text:style-name="P8">ExpresiónNiv2 → ExpresiónNiv2 OpNiv2 ExpresiónNiv3</text:p>
            <text:p text:style-name="P11">ExpresiónNiv2 → ExpresiónNiv3</text:p>
            <text:p text:style-name="P8"/>
            <text:p text:style-name="P8">ExpresiónNiv1 → ExpresiónNiv1 OpNiv1 ExpresiónNiv2</text:p>
            <text:p text:style-name="P11">ExpresiónNiv1 → ExpresiónNiv2</text:p>
            <text:p text:style-name="P8"/>
            <text:p text:style-name="P8">Expresión → ExpresiónNiv1 OpNiv0 ExpresiónNiv1 </text:p>
            <text:p text:style-name="P11">Expresión → ExpresiónNiv1</text:p>
            <text:p text:style-name="P8"/>
            <text:p text:style-name="P8">)</text:p>
            <text:p text:style-name="P11">InsEscritura → out(Expresion)</text:p>
            <text:p text:style-name="P11">InsAsignación → id := Expresión</text:p>
            <text:p text:style-name="P8">id</text:p>
          </text:deletion>
        </text:changed-region>
        <text:changed-region text:id="ct177211096">
          <text:deletion>
            <office:change-info>
              <dc:creator>Hector </dc:creator>
              <dc:date>2010-01-25T20:57:00</dc:date>
            </office:change-info>
            <text:p text:style-name="P8">v</text:p>
          </text:deletion>
        </text:changed-region>
        <text:changed-region text:id="ct177211000">
          <text:deletion>
            <office:change-info>
              <dc:creator>ruben </dc:creator>
              <dc:date>2010-03-07T10:11:00</dc:date>
            </office:change-info>
            <text:p text:style-name="P8">InsLectura → <text:s/>in(</text:p>
            <text:p text:style-name="P8">Instrucción → InsLectura</text:p>
            <text:p text:style-name="P11">Instrucción → InsEscritura</text:p>
            <text:p text:style-name="P11">Instrucción → InsAsignación</text:p>
            <text:p text:style-name="P8"/>
            <text:p text:style-name="P12"><text:span text:style-name="T4"/></text:p>
          </text:deletion>
        </text:changed-region>
        <text:changed-region text:id="ct177210904">
          <text:deletion>
            <office:change-info>
              <dc:creator>Hector </dc:creator>
              <dc:date>2010-01-25T20:58:00</dc:date>
            </office:change-info>
            <text:p text:style-name="P12"><text:span text:style-name="T4"/></text:p>
            <text:p text:style-name="P8"/>
          </text:deletion>
        </text:changed-region>
        <text:changed-region text:id="ct177210808">
          <text:deletion>
            <office:change-info>
              <dc:creator>ruben </dc:creator>
              <dc:date>2010-03-07T10:11:00</dc:date>
            </office:change-info>
            <text:p text:style-name="P8">Instrucciones → Instrucción ; Instrucciones</text:p>
            <text:p text:style-name="P8">Instrucciones → Instrucción</text:p>
            <text:p text:style-name="P8"/>
            <text:p text:style-name="P13"/>
            <text:p text:style-name="P14"/>
            <text:p text:style-name="P14">Tipo → Boolean</text:p>
            <text:p text:style-name="P14">Tipo → character</text:p>
            <text:p text:style-name="P14">Tipo → Float</text:p>
            <text:p text:style-name="P8">Tipo → Natural<text:span text:style-name="T5">ipo</text:span></text:p>
          </text:deletion>
        </text:changed-region>
        <text:changed-region text:id="ct177210712">
          <text:deletion>
            <office:change-info>
              <dc:creator>Hector </dc:creator>
              <dc:date>2010-01-23T16:22:00</dc:date>
            </office:change-info>
            <text:p text:style-name="P8"><text:span text:style-name="T4">t</text:span></text:p>
          </text:deletion>
        </text:changed-region>
        <text:changed-region text:id="ct177219200">
          <text:deletion>
            <office:change-info>
              <dc:creator>ruben </dc:creator>
              <dc:date>2010-03-07T10:11:00</dc:date>
            </office:change-info>
            <text:p text:style-name="P8"><text:span text:style-name="T5">TDeclaraciones → Declaración ; Declaraciones</text:span></text:p>
            <text:p text:style-name="P11">Declaraciones → Declaración</text:p>
            <text:p text:style-name="P13">Declaración → id : </text:p>
            <text:p text:style-name="P13">Programa → Declaraciones &amp; Instrucciones</text:p>
            <text:p text:style-name="P8"><text:span text:style-name="T4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Definición sintáctica del lenguaje </text:p>
      <text:p text:style-name="P2"><text:change text:change-id="ct176764632"/></text:p>
      <text:p text:style-name="P3">2.1. Descripción de los operadores<text:change text:change-id="ct177216512"/></text:p>
      <text:p text:style-name="P17"/>
      <text:p text:style-name="P26">Los operadores del lenguaje son los siguientes. Todos asocian a derechas, excepto los de nivel 3:</text:p>
      <text:p text:style-name="P34"><text:change-start text:change-id="ct177229120"/><text:span text:style-name="T7">Operador</text:span><text:change-end text:change-id="ct177229120"/><text:tab/><text:change-start text:change-id="ct177227240"/><text:span text:style-name="T7">Aridad:</text:span><text:change-end text:change-id="ct177227240"/></text:p>
      <text:p text:style-name="P31">Nivel 0 – menor prioridad</text:p>
      <text:p text:style-name="P34">&lt;<text:tab/>2</text:p>
      <text:p text:style-name="P34">&gt;<text:tab/>2</text:p>
      <text:p text:style-name="P34">&lt;=<text:tab/>2</text:p>
      <text:p text:style-name="P34">&gt;=<text:tab/>2</text:p>
      <text:p text:style-name="P34">=<text:tab/>2</text:p>
      <text:p text:style-name="P34">=/=<text:tab/>2</text:p>
      <text:p text:style-name="P31">Nivel 1</text:p>
      <text:p text:style-name="P34">+<text:tab/>2</text:p>
      <text:p text:style-name="P34">-<text:tab/>2</text:p>
      <text:p text:style-name="P34">or <text:tab/>2</text:p>
      <text:p text:style-name="P31">Nivel 2</text:p>
      <text:p text:style-name="P34">*<text:tab/>2</text:p>
      <text:p text:style-name="P34">/<text:tab/>2</text:p>
      <text:p text:style-name="P34">%<text:tab/>2</text:p>
      <text:p text:style-name="P34">and <text:tab/>2</text:p>
      <text:p text:style-name="P31">Nivel 3</text:p>
      <text:p text:style-name="P36">&gt;&gt;<text:tab/>2</text:p>
      <text:p text:style-name="P36">&lt;&lt;<text:tab/>2</text:p>
      <text:p text:style-name="P35">Nivel 4 – mayor prioridad</text:p>
      <text:p text:style-name="P34">not<text:tab/>1</text:p>
      <text:p text:style-name="P34">-<text:tab/>1</text:p>
      <text:p text:style-name="P34">(float)<text:tab/>1</text:p>
      <text:p text:style-name="P34">(int)<text:tab/>1</text:p>
      <text:p text:style-name="P34">(nat)<text:tab/>1</text:p>
      <text:p text:style-name="P34">(char)<text:tab/>1</text:p>
      <text:p text:style-name="P37">| |<text:tab/>1</text:p>
      <text:p text:style-name="P2"/>
      <text:p text:style-name="Standard"><text:span text:style-name="T11">2.2. Formalización de la sintaxis</text:span><text:span text:style-name="T12"> </text:span></text:p>
      <text:p text:style-name="P4"><text:change text:change-id="ct176968080"/><text:change text:change-id="ct177227024"/></text:p>
      <text:p text:style-name="P23"><text:change-start text:change-id="ct176969016"/>Programa → Declaraciones &amp; Instrucciones</text:p>
      <text:p text:style-name="P22"/>
      <text:p text:style-name="P29">Declaraciones → Declaraciones ; Declaracion</text:p>
      <text:p text:style-name="P22">Declaraciones → Declaración</text:p>
      <text:p text:style-name="P7">Declaracion → DeclaracionTipo</text:p>
      <text:p text:style-name="P7">Declaracion → DeclaracionVariable</text:p>
      <text:p text:style-name="P7">Declaracion<text:change-end text:change-id="ct176969016"/><text:change text:change-id="ct177228424"/><text:change-start text:change-id="ct176968800"/>Tipo <text:change-end text:change-id="ct176968800"/><text:change-start text:change-id="ct177228080"/>→ <text:change-end text:change-id="ct177228080"/><text:change-start text:change-id="ct176969912"/>tipo id = Tipo</text:p>
      <text:p text:style-name="P7">DeclaraciónVarible → id : Tipo</text:p>
      <text:p text:style-name="P33"/>
      <text:p text:style-name="P27">Tipo → Boolean</text:p>
      <text:p text:style-name="P22">Tipo → character</text:p>
      <text:p text:style-name="P22">Tipo → Float</text:p>
      <text:p text:style-name="P22">Tipo → Natural</text:p>
      <text:p text:style-name="P7">Tipo → array [Expresion] of Tipo</text:p>
      <text:p text:style-name="P7">Tipo → reg Campos <text:s/>freg</text:p>
      <text:p text:style-name="P7">Tipo → ^Tipo</text:p>
      <text:p text:style-name="P18"/>
      <text:p text:style-name="P18"><text:soft-page-break/></text:p>
      <text:p text:style-name="P7">Campos → Campos ';' Campo</text:p>
      <text:p text:style-name="P7">Campos → Campo</text:p>
      <text:p text:style-name="P7">Campo → id : Tipo</text:p>
      <text:p text:style-name="P32"/>
      <text:p text:style-name="P30">Instrucciones → Instrucciones ; <text:change-end text:change-id="ct176969912"/><text:change-start text:change-id="ct176969288"/>I<text:change-end text:change-id="ct176969288"/><text:change-start text:change-id="ct177219768"/>nstrucción<text:change-end text:change-id="ct177219768"/><text:change-start text:change-id="ct177192264"/> </text:p>
      <text:p text:style-name="P22">Instrucciones → Instrucción</text:p>
      <text:p text:style-name="P22">Instrucción → InsLectura</text:p>
      <text:p text:style-name="P22">Instrucción → InsEscritura</text:p>
      <text:p text:style-name="P22">Instrucción → InsAsignación</text:p>
      <text:p text:style-name="P7">Instrucción → InsCompuesta</text:p>
      <text:p text:style-name="P7">Instrucción → InsIf</text:p>
      <text:p text:style-name="P7">Instrucción → InsWhile</text:p>
      <text:p text:style-name="P7">Instrucción → InsNew</text:p>
      <text:p text:style-name="P7">instrucción → InsDel</text:p>
      <text:p text:style-name="P22"/>
      <text:p text:style-name="P22">InsLectura → <text:s/>in(id)</text:p>
      <text:p text:style-name="P22">InsEscritura → out(Expresion)</text:p>
      <text:p text:style-name="P7">InsAsignación → Mem := Expresión</text:p>
      <text:p text:style-name="P7"/>
      <text:p text:style-name="P7">Mem → id</text:p>
      <text:p text:style-name="P7">Mem → Mem^</text:p>
      <text:p text:style-name="P7">Mem → Mem[Exp]</text:p>
      <text:p text:style-name="P7">Mem → Mem.id</text:p>
      <text:p text:style-name="P7"/>
      <text:p text:style-name="P7">InsCompuesta → begin InsOpc end</text:p>
      <text:p text:style-name="P7">InsOpc → <text:span text:style-name="T13">λ</text:span></text:p>
      <text:p text:style-name="P7"><text:span text:style-name="T14">InsOpc </text:span><text:span text:style-name="T14">→</text:span><text:span text:style-name="T14"> </text:span><text:span text:style-name="T14">I</text:span><text:span text:style-name="T14">nstrucciones</text:span></text:p>
      <text:p text:style-name="P6"/>
      <text:p text:style-name="P7"><text:span text:style-name="T14">InsIf → if Expresion then instrucción </text:span><text:span text:style-name="T14">Pelse</text:span></text:p>
      <text:p text:style-name="P7"><text:span text:style-name="T14">PElse </text:span><text:span text:style-name="T14">→</text:span><text:span text:style-name="T14"> </text:span><text:span text:style-name="T14">else I</text:span><text:span text:style-name="T14">nstrucción</text:span></text:p>
      <text:p text:style-name="P7"><text:span text:style-name="T14">PElse </text:span><text:span text:style-name="T14">→</text:span><text:span text:style-name="T14"> </text:span><text:span text:style-name="T13">λ</text:span></text:p>
      <text:p text:style-name="P21"/>
      <text:p text:style-name="P21">InsWhile → while Expresion do Instrucción </text:p>
      <text:p text:style-name="P21"/>
      <text:p text:style-name="P21">InsNew <text:change-start text:change-id="ct-1350923216"/>→<text:change-end text:change-id="ct-1350923216"/> <text:change-start text:change-id="ct-1351124688"/>new Mem</text:p>
      <text:p text:style-name="P21"/>
      <text:p text:style-name="P21">InsDel <text:change-start text:change-id="ct-1345959376"/>→<text:change-end text:change-id="ct-1345959376"/> <text:change-end text:change-id="ct-1351124688"/><text:change-start text:change-id="ct-1346098224"/>delete Mem<text:change-end text:change-id="ct-1346098224"/></text:p>
      <text:p text:style-name="P6"><text:change-end text:change-id="ct177192264"/><text:change text:change-id="ct177016680"/><text:change-start text:change-id="ct177207256"/></text:p>
      <text:p text:style-name="P22">Expresión → ExpresiónNiv1 OpNiv0 ExpresiónNiv1 </text:p>
      <text:p text:style-name="P22">Expresión → ExpresiónNiv1</text:p>
      <text:p text:style-name="P22"/>
      <text:p text:style-name="P22">ExpresiónNiv1 → ExpresiónNiv1 OpNiv1 ExpresiónNiv2</text:p>
      <text:p text:style-name="P22">ExpresiónNiv1 → ExpresiónNiv2</text:p>
      <text:p text:style-name="P22"/>
      <text:p text:style-name="P22">ExpresiónNiv2 → ExpresiónNiv2 OpNiv2 ExpresiónNiv3</text:p>
      <text:p text:style-name="P22">ExpresiónNiv2 → ExpresiónNiv3</text:p>
      <text:p text:style-name="P22"/>
      <text:p text:style-name="P22">ExpresiónNiv3 → ExpresionNiv4 OpNiv3 ExpresiónNiv3</text:p>
      <text:p text:style-name="P22">ExpresiónNiv3 → ExpresiónNiv4</text:p>
      <text:p text:style-name="P22"/>
      <text:p text:style-name="P22">ExpresiónNiv4 → OpNiv4 ExpresiónNiv4</text:p>
      <text:p text:style-name="P22">ExpresiónNiv4 → | Expresión |</text:p>
      <text:p text:style-name="P22">ExpresiónNiv4 → ( Expresión )</text:p>
      <text:p text:style-name="P22">ExpresiónNiv4 → Literal</text:p>
      <text:p text:style-name="P22"/>
      <text:p text:style-name="P7">Literal → <text:change-end text:change-id="ct177207256"/><text:change text:change-id="ct177207352"/><text:change-start text:change-id="ct177206776"/>Mem<text:change-end text:change-id="ct177206776"/><text:change-start text:change-id="ct177219104"/></text:p>
      <text:p text:style-name="P25"><text:soft-page-break/>Literal → litNat</text:p>
      <text:p text:style-name="P24">Literal → litFlo</text:p>
      <text:p text:style-name="P24">Literal → litTrue</text:p>
      <text:p text:style-name="P23">Litera → litFalse</text:p>
      <text:p text:style-name="P22">Literal → litCha</text:p>
      <text:p text:style-name="P22"/>
      <text:p text:style-name="P22">OpNiv0 → &lt;</text:p>
      <text:p text:style-name="P22">OpNiv0 → &gt;<text:tab/></text:p>
      <text:p text:style-name="P22">OpNiv0 → &lt;=<text:tab/></text:p>
      <text:p text:style-name="P22">OpNiv0 → &gt;=</text:p>
      <text:p text:style-name="P22">OpNiv0 → =</text:p>
      <text:p text:style-name="P22">OpNiv0 → =/=</text:p>
      <text:p text:style-name="P22"/>
      <text:p text:style-name="P22">OpNiv1 → +</text:p>
      <text:p text:style-name="P22">OpNiv1 → -</text:p>
      <text:p text:style-name="P22">OpNiv1 → or</text:p>
      <text:p text:style-name="P22"/>
      <text:p text:style-name="P22">OpNiv2 → *</text:p>
      <text:p text:style-name="P22">OpNiv2 → /</text:p>
      <text:p text:style-name="P22">OpNiv2 → %</text:p>
      <text:p text:style-name="P22">OpNiv2 → and</text:p>
      <text:p text:style-name="P32"/>
      <text:p text:style-name="P23">OpNiv3 → &gt;&gt;</text:p>
      <text:p text:style-name="P22">OpNiv3 → &lt;&lt;</text:p>
      <text:p text:style-name="P22"/>
      <text:p text:style-name="P22">OpNiv4 → not</text:p>
      <text:p text:style-name="P22">OpNiv4 → -</text:p>
      <text:p text:style-name="P22">OpNiv4 → (float)</text:p>
      <text:p text:style-name="P25">OpNiv4 → (int)</text:p>
      <text:p text:style-name="P24">OpNiv4 → (nat)</text:p>
      <text:p text:style-name="P28">OpNiv4 → (char)</text:p>
      <text:p text:style-name="P8"><text:change-end text:change-id="ct177219104"/><text:change text:change-id="ct177207800"/><text:change text:change-id="ct177207704"/><text:change text:change-id="ct177211192"/><text:change text:change-id="ct177211096"/><text:change text:change-id="ct177211000"/><text:change text:change-id="ct177210904"/><text:change text:change-id="ct177210808"/><text:change text:change-id="ct177210712"/><text:change text:change-id="ct177219200"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dc:date>2010-03-08T10:38:05</dc:date>
    <dc:creator>ruben </dc:creator>
    <meta:editing-duration>PT04H47M30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3" meta:paragraph-count="178" meta:word-count="613" meta:character-count="3597"/>
  </office:meta>
</office:document-meta>
</file>